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900">
            <text:p>UL-900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4810.0">
            <text:p>4810.0</text:p>
          </table:table-cell>
          <table:table-cell office:value-type="float" office:value="86.0">
            <text:p>86.0</text:p>
          </table:table-cell>
          <table:table-cell office:value-type="string" office:value="wood debris">
            <text:p>wood debri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7">
            <text:p>3.7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984">
            <text:p>UL-984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4700.0">
            <text:p>4700.0</text:p>
          </table:table-cell>
          <table:table-cell office:value-type="float" office:value="80.0">
            <text:p>80.0</text:p>
          </table:table-cell>
          <table:table-cell office:value-type="string" office:value="wood fragments">
            <text:p>wood fragment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3.7">
            <text:p>3.7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982">
            <text:p>UL-982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4060.0">
            <text:p>4060.0</text:p>
          </table:table-cell>
          <table:table-cell office:value-type="float" office:value="95.0">
            <text:p>9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5">
            <text:p>4.5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980">
            <text:p>UL-980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4250.0">
            <text:p>4250.0</text:p>
          </table:table-cell>
          <table:table-cell office:value-type="float" office:value="85.0">
            <text:p>8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.7">
            <text:p>6.7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903">
            <text:p>UL-903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8250.0">
            <text:p>8250.0</text:p>
          </table:table-cell>
          <table:table-cell office:value-type="float" office:value="136.0">
            <text:p>136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4.9">
            <text:p>14.9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161">
            <text:p>UL-161</text:p>
          </table:table-cell>
          <table:table-cell office:value-type="float" office:value="47.85">
            <text:p>47.85</text:p>
          </table:table-cell>
          <table:table-cell office:value-type="float" office:value="-69.54">
            <text:p>-69.54</text:p>
          </table:table-cell>
          <table:table-cell office:value-type="float" office:value="270.0">
            <text:p>270.0</text:p>
          </table:table-cell>
          <table:table-cell office:value-type="float" office:value="78.0">
            <text:p>78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Dionne1990,VacchiEtal2018">
            <text:p>Dionne1990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938">
            <text:p>UL-938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2150.0">
            <text:p>2150.0</text:p>
          </table:table-cell>
          <table:table-cell office:value-type="float" office:value="76.0">
            <text:p>76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905">
            <text:p>UL-905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980.0">
            <text:p>980.0</text:p>
          </table:table-cell>
          <table:table-cell office:value-type="float" office:value="67.0">
            <text:p>67.0</text:p>
          </table:table-cell>
          <table:table-cell office:value-type="string" office:value="stem of picea-larix">
            <text:p>stem of picea-larix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7.2">
            <text:p>7.2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973">
            <text:p>UL-973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4080.0">
            <text:p>4080.0</text:p>
          </table:table-cell>
          <table:table-cell office:value-type="float" office:value="85.0">
            <text:p>8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6.8">
            <text:p>6.8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1246">
            <text:p>UL-1246</text:p>
          </table:table-cell>
          <table:table-cell office:value-type="float" office:value="48.35">
            <text:p>48.35</text:p>
          </table:table-cell>
          <table:table-cell office:value-type="float" office:value="-68.8">
            <text:p>-68.8</text:p>
          </table:table-cell>
          <table:table-cell office:value-type="float" office:value="10820.0">
            <text:p>10820.0</text:p>
          </table:table-cell>
          <table:table-cell office:value-type="float" office:value="139.0">
            <text:p>139.0</text:p>
          </table:table-cell>
          <table:table-cell office:value-type="string" office:value="balanus balanoides">
            <text:p>balanus balanoide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Q-808">
            <text:p>UQ-808</text:p>
          </table:table-cell>
          <table:table-cell office:value-type="float" office:value="47.85">
            <text:p>47.85</text:p>
          </table:table-cell>
          <table:table-cell office:value-type="float" office:value="-69.54">
            <text:p>-69.54</text:p>
          </table:table-cell>
          <table:table-cell office:value-type="float" office:value="270.0">
            <text:p>270.0</text:p>
          </table:table-cell>
          <table:table-cell office:value-type="float" office:value="103.0">
            <text:p>103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7">
            <text:p>1.7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Dionne1990,VacchiEtal2018">
            <text:p>Dionne1990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1714">
            <text:p>UL-1714</text:p>
          </table:table-cell>
          <table:table-cell office:value-type="float" office:value="48.01">
            <text:p>48.01</text:p>
          </table:table-cell>
          <table:table-cell office:value-type="float" office:value="-69.34">
            <text:p>-69.34</text:p>
          </table:table-cell>
          <table:table-cell office:value-type="float" office:value="650.0">
            <text:p>650.0</text:p>
          </table:table-cell>
          <table:table-cell office:value-type="float" office:value="67.0">
            <text:p>67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5">
            <text:p>4.5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1999,VacchiEtal2018">
            <text:p>Dionne1999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1245">
            <text:p>UL-1245</text:p>
          </table:table-cell>
          <table:table-cell office:value-type="float" office:value="48.35">
            <text:p>48.35</text:p>
          </table:table-cell>
          <table:table-cell office:value-type="float" office:value="-68.8">
            <text:p>-68.8</text:p>
          </table:table-cell>
          <table:table-cell office:value-type="float" office:value="10810.0">
            <text:p>10810.0</text:p>
          </table:table-cell>
          <table:table-cell office:value-type="float" office:value="139.0">
            <text:p>139.0</text:p>
          </table:table-cell>
          <table:table-cell office:value-type="string" office:value="balanus balanoides">
            <text:p>balanus balanoide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60.0">
            <text:p>60.0</text:p>
          </table:table-cell>
          <table:table-cell office:value-type="float" office:value="3.1">
            <text:p>3.1</text:p>
          </table:table-cell>
          <table:table-cell office:value-type="float" office:value="3.1">
            <text:p>3.1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Q-968">
            <text:p>UQ-968</text:p>
          </table:table-cell>
          <table:table-cell office:value-type="float" office:value="48.38">
            <text:p>48.38</text:p>
          </table:table-cell>
          <table:table-cell office:value-type="float" office:value="-68.54">
            <text:p>-68.54</text:p>
          </table:table-cell>
          <table:table-cell office:value-type="float" office:value="7205.0">
            <text:p>7205.0</text:p>
          </table:table-cell>
          <table:table-cell office:value-type="float" office:value="100.0">
            <text:p>100.0</text:p>
          </table:table-cell>
          <table:table-cell office:value-type="string" office:value="lake sediment">
            <text:p>lake sedimen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10.0">
            <text:p>110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HetuBail1996,VacchiEtal2018">
            <text:p>HetuBail1996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Q-982">
            <text:p>UQ-982</text:p>
          </table:table-cell>
          <table:table-cell office:value-type="float" office:value="48.7">
            <text:p>48.7</text:p>
          </table:table-cell>
          <table:table-cell office:value-type="float" office:value="-67.89">
            <text:p>-67.89</text:p>
          </table:table-cell>
          <table:table-cell office:value-type="float" office:value="7810.0">
            <text:p>7810.0</text:p>
          </table:table-cell>
          <table:table-cell office:value-type="float" office:value="149.0">
            <text:p>149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5.6">
            <text:p>15.6</text:p>
          </table:table-cell>
          <table:table-cell office:value-type="float" office:value="1.8">
            <text:p>1.8</text:p>
          </table:table-cell>
          <table:table-cell office:value-type="float" office:value="1.8">
            <text:p>1.8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103353">
            <text:p>BETA-103353</text:p>
          </table:table-cell>
          <table:table-cell office:value-type="float" office:value="48.38">
            <text:p>48.38</text:p>
          </table:table-cell>
          <table:table-cell office:value-type="float" office:value="-68.54">
            <text:p>-68.54</text:p>
          </table:table-cell>
          <table:table-cell office:value-type="float" office:value="10610.0">
            <text:p>10610.0</text:p>
          </table:table-cell>
          <table:table-cell office:value-type="float" office:value="130.0">
            <text:p>13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70.9">
            <text:p>70.9</text:p>
          </table:table-cell>
          <table:table-cell office:value-type="float" office:value="4.4">
            <text:p>4.4</text:p>
          </table:table-cell>
          <table:table-cell office:value-type="float" office:value="4.4">
            <text:p>4.4</text:p>
          </table:table-cell>
          <table:table-cell office:value-type="string" office:value="Hetu1998,VacchiEtal2018">
            <text:p>Hetu1998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GX-na">
            <text:p>GX-na</text:p>
          </table:table-cell>
          <table:table-cell office:value-type="float" office:value="48.07">
            <text:p>48.07</text:p>
          </table:table-cell>
          <table:table-cell office:value-type="float" office:value="-69.27">
            <text:p>-69.27</text:p>
          </table:table-cell>
          <table:table-cell office:value-type="float" office:value="785.0">
            <text:p>785.0</text:p>
          </table:table-cell>
          <table:table-cell office:value-type="float" office:value="130.0">
            <text:p>130.0</text:p>
          </table:table-cell>
          <table:table-cell office:value-type="string" office:value="raised beach">
            <text:p>raised beach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.5">
            <text:p>2.5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VacchiEtal2018,VacchiEtal2018">
            <text:p>VacchiEtal2018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GSC-2381">
            <text:p>GSC-2381</text:p>
          </table:table-cell>
          <table:table-cell office:value-type="float" office:value="48.75">
            <text:p>48.75</text:p>
          </table:table-cell>
          <table:table-cell office:value-type="float" office:value="-67.68">
            <text:p>-67.68</text:p>
          </table:table-cell>
          <table:table-cell office:value-type="float" office:value="10800.0">
            <text:p>10800.0</text:p>
          </table:table-cell>
          <table:table-cell office:value-type="float" office:value="70.0">
            <text:p>70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69.0">
            <text:p>69.0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Q-1034">
            <text:p>UQ-1034</text:p>
          </table:table-cell>
          <table:table-cell office:value-type="float" office:value="48.59">
            <text:p>48.59</text:p>
          </table:table-cell>
          <table:table-cell office:value-type="float" office:value="-68.12">
            <text:p>-68.12</text:p>
          </table:table-cell>
          <table:table-cell office:value-type="float" office:value="10890.0">
            <text:p>10890.0</text:p>
          </table:table-cell>
          <table:table-cell office:value-type="float" office:value="112.0">
            <text:p>112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58.0">
            <text:p>58.0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36756">
            <text:p>BETA-36756</text:p>
          </table:table-cell>
          <table:table-cell office:value-type="float" office:value="48.78">
            <text:p>48.78</text:p>
          </table:table-cell>
          <table:table-cell office:value-type="float" office:value="-67.71">
            <text:p>-67.71</text:p>
          </table:table-cell>
          <table:table-cell office:value-type="float" office:value="4950.0">
            <text:p>495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0.0">
            <text:p>20.0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539">
            <text:p>UL-539</text:p>
          </table:table-cell>
          <table:table-cell office:value-type="float" office:value="48.32">
            <text:p>48.32</text:p>
          </table:table-cell>
          <table:table-cell office:value-type="float" office:value="-68.86">
            <text:p>-68.86</text:p>
          </table:table-cell>
          <table:table-cell office:value-type="float" office:value="4130.0">
            <text:p>413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891">
            <text:p>UL-891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1580.0">
            <text:p>1580.0</text:p>
          </table:table-cell>
          <table:table-cell office:value-type="float" office:value="136.0">
            <text:p>136.0</text:p>
          </table:table-cell>
          <table:table-cell office:value-type="string" office:value="sphagnum">
            <text:p>sphagnum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9">
            <text:p>4.9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2171">
            <text:p>UL-2171</text:p>
          </table:table-cell>
          <table:table-cell office:value-type="float" office:value="48.36">
            <text:p>48.36</text:p>
          </table:table-cell>
          <table:table-cell office:value-type="float" office:value="-68.76">
            <text:p>-68.76</text:p>
          </table:table-cell>
          <table:table-cell office:value-type="float" office:value="6790.0">
            <text:p>6790.0</text:p>
          </table:table-cell>
          <table:table-cell office:value-type="float" office:value="121.0">
            <text:p>121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2001,VacchiEtal2018">
            <text:p>Dionne2001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2185">
            <text:p>UL-2185</text:p>
          </table:table-cell>
          <table:table-cell office:value-type="float" office:value="48.36">
            <text:p>48.36</text:p>
          </table:table-cell>
          <table:table-cell office:value-type="float" office:value="-68.76">
            <text:p>-68.76</text:p>
          </table:table-cell>
          <table:table-cell office:value-type="float" office:value="6920.0">
            <text:p>6920.0</text:p>
          </table:table-cell>
          <table:table-cell office:value-type="float" office:value="86.0">
            <text:p>86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2001,VacchiEtal2018">
            <text:p>Dionne2001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2186">
            <text:p>UL-2186</text:p>
          </table:table-cell>
          <table:table-cell office:value-type="float" office:value="48.36">
            <text:p>48.36</text:p>
          </table:table-cell>
          <table:table-cell office:value-type="float" office:value="-68.76">
            <text:p>-68.76</text:p>
          </table:table-cell>
          <table:table-cell office:value-type="float" office:value="6760.0">
            <text:p>6760.0</text:p>
          </table:table-cell>
          <table:table-cell office:value-type="float" office:value="121.0">
            <text:p>121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2001,VacchiEtal2018">
            <text:p>Dionne2001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2213">
            <text:p>UL-2213</text:p>
          </table:table-cell>
          <table:table-cell office:value-type="float" office:value="48.36">
            <text:p>48.36</text:p>
          </table:table-cell>
          <table:table-cell office:value-type="float" office:value="-68.76">
            <text:p>-68.76</text:p>
          </table:table-cell>
          <table:table-cell office:value-type="float" office:value="6800.0">
            <text:p>6800.0</text:p>
          </table:table-cell>
          <table:table-cell office:value-type="float" office:value="94.0">
            <text:p>94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2001,VacchiEtal2018">
            <text:p>Dionne2001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2214">
            <text:p>UL-2214</text:p>
          </table:table-cell>
          <table:table-cell office:value-type="float" office:value="48.36">
            <text:p>48.36</text:p>
          </table:table-cell>
          <table:table-cell office:value-type="float" office:value="-68.76">
            <text:p>-68.76</text:p>
          </table:table-cell>
          <table:table-cell office:value-type="float" office:value="6850.0">
            <text:p>6850.0</text:p>
          </table:table-cell>
          <table:table-cell office:value-type="float" office:value="94.0">
            <text:p>94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2001,VacchiEtal2018">
            <text:p>Dionne2001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GSC-69">
            <text:p>GSC-69</text:p>
          </table:table-cell>
          <table:table-cell office:value-type="float" office:value="48.01">
            <text:p>48.01</text:p>
          </table:table-cell>
          <table:table-cell office:value-type="float" office:value="-69.34">
            <text:p>-69.34</text:p>
          </table:table-cell>
          <table:table-cell office:value-type="float" office:value="10080.0">
            <text:p>10080.0</text:p>
          </table:table-cell>
          <table:table-cell office:value-type="float" office:value="90.0">
            <text:p>90.0</text:p>
          </table:table-cell>
          <table:table-cell office:value-type="string" office:value="hiatella arctica">
            <text:p>hiatella arctic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55.0">
            <text:p>55.0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Dionne1999,VacchiEtal2018">
            <text:p>Dionne1999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GSC-70">
            <text:p>GSC-70</text:p>
          </table:table-cell>
          <table:table-cell office:value-type="float" office:value="48.01">
            <text:p>48.01</text:p>
          </table:table-cell>
          <table:table-cell office:value-type="float" office:value="-69.34">
            <text:p>-69.34</text:p>
          </table:table-cell>
          <table:table-cell office:value-type="float" office:value="10990.0">
            <text:p>10990.0</text:p>
          </table:table-cell>
          <table:table-cell office:value-type="float" office:value="61.0">
            <text:p>61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79.0">
            <text:p>79.0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Dionne1999,VacchiEtal2018">
            <text:p>Dionne1999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2257">
            <text:p>UL-2257</text:p>
          </table:table-cell>
          <table:table-cell office:value-type="float" office:value="48.36">
            <text:p>48.36</text:p>
          </table:table-cell>
          <table:table-cell office:value-type="float" office:value="-68.76">
            <text:p>-68.76</text:p>
          </table:table-cell>
          <table:table-cell office:value-type="float" office:value="6510.0">
            <text:p>6510.0</text:p>
          </table:table-cell>
          <table:table-cell office:value-type="float" office:value="121.0">
            <text:p>121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2001,VacchiEtal2018">
            <text:p>Dionne2001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2277">
            <text:p>UL-2277</text:p>
          </table:table-cell>
          <table:table-cell office:value-type="float" office:value="48.36">
            <text:p>48.36</text:p>
          </table:table-cell>
          <table:table-cell office:value-type="float" office:value="-68.76">
            <text:p>-68.76</text:p>
          </table:table-cell>
          <table:table-cell office:value-type="float" office:value="6510.0">
            <text:p>6510.0</text:p>
          </table:table-cell>
          <table:table-cell office:value-type="float" office:value="121.0">
            <text:p>121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2001,VacchiEtal2018">
            <text:p>Dionne2001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283">
            <text:p>UL-283</text:p>
          </table:table-cell>
          <table:table-cell office:value-type="float" office:value="47.93">
            <text:p>47.93</text:p>
          </table:table-cell>
          <table:table-cell office:value-type="float" office:value="-69.49">
            <text:p>-69.49</text:p>
          </table:table-cell>
          <table:table-cell office:value-type="float" office:value="3550.0">
            <text:p>3550.0</text:p>
          </table:table-cell>
          <table:table-cell office:value-type="float" office:value="86.0">
            <text:p>86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4.4">
            <text:p>4.4</text:p>
          </table:table-cell>
          <table:table-cell office:value-type="float" office:value="3.7">
            <text:p>3.7</text:p>
          </table:table-cell>
          <table:table-cell office:value-type="float" office:value="3.7">
            <text:p>3.7</text:p>
          </table:table-cell>
          <table:table-cell office:value-type="string" office:value="Dionne1990,VacchiEtal2018">
            <text:p>Dionne1990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285">
            <text:p>UL-285</text:p>
          </table:table-cell>
          <table:table-cell office:value-type="float" office:value="48.01">
            <text:p>48.01</text:p>
          </table:table-cell>
          <table:table-cell office:value-type="float" office:value="-69.34">
            <text:p>-69.34</text:p>
          </table:table-cell>
          <table:table-cell office:value-type="float" office:value="280.0">
            <text:p>280.0</text:p>
          </table:table-cell>
          <table:table-cell office:value-type="float" office:value="76.0">
            <text:p>76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0.1">
            <text:p>-0.1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Dionne1999,VacchiEtal2018">
            <text:p>Dionne1999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814">
            <text:p>UL-814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8200.0">
            <text:p>8200.0</text:p>
          </table:table-cell>
          <table:table-cell office:value-type="float" office:value="156.0">
            <text:p>156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7.0">
            <text:p>17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332">
            <text:p>UL-332</text:p>
          </table:table-cell>
          <table:table-cell office:value-type="float" office:value="47.85">
            <text:p>47.85</text:p>
          </table:table-cell>
          <table:table-cell office:value-type="float" office:value="-69.54">
            <text:p>-69.54</text:p>
          </table:table-cell>
          <table:table-cell office:value-type="float" office:value="260.0">
            <text:p>260.0</text:p>
          </table:table-cell>
          <table:table-cell office:value-type="float" office:value="94.0">
            <text:p>94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7">
            <text:p>1.7</text:p>
          </table:table-cell>
          <table:table-cell office:value-type="float" office:value="1.5">
            <text:p>1.5</text:p>
          </table:table-cell>
          <table:table-cell office:value-type="float" office:value="1.5">
            <text:p>1.5</text:p>
          </table:table-cell>
          <table:table-cell office:value-type="string" office:value="Dionne1990,VacchiEtal2018">
            <text:p>Dionne1990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793">
            <text:p>UL-793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6920.0">
            <text:p>6920.0</text:p>
          </table:table-cell>
          <table:table-cell office:value-type="float" office:value="142.0">
            <text:p>142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6.0">
            <text:p>16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792">
            <text:p>UL-792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10710.0">
            <text:p>10710.0</text:p>
          </table:table-cell>
          <table:table-cell office:value-type="float" office:value="139.0">
            <text:p>139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51.0">
            <text:p>51.0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788">
            <text:p>UL-788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11130.0">
            <text:p>11130.0</text:p>
          </table:table-cell>
          <table:table-cell office:value-type="float" office:value="149.0">
            <text:p>149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45.0">
            <text:p>45.0</text:p>
          </table:table-cell>
          <table:table-cell office:value-type="float" office:value="2.4">
            <text:p>2.4</text:p>
          </table:table-cell>
          <table:table-cell office:value-type="float" office:value="2.4">
            <text:p>2.4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604">
            <text:p>UL-604</text:p>
          </table:table-cell>
          <table:table-cell office:value-type="float" office:value="48.01">
            <text:p>48.01</text:p>
          </table:table-cell>
          <table:table-cell office:value-type="float" office:value="-69.34">
            <text:p>-69.34</text:p>
          </table:table-cell>
          <table:table-cell office:value-type="float" office:value="1050.0">
            <text:p>1050.0</text:p>
          </table:table-cell>
          <table:table-cell office:value-type="float" office:value="78.0">
            <text:p>78.0</text:p>
          </table:table-cell>
          <table:table-cell office:value-type="string" office:value="marine shells">
            <text:p>marine shell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1.3">
            <text:p>1.3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1999,VacchiEtal2018">
            <text:p>Dionne1999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820">
            <text:p>UL-820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8080.0">
            <text:p>8080.0</text:p>
          </table:table-cell>
          <table:table-cell office:value-type="float" office:value="142.0">
            <text:p>142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3.0">
            <text:p>23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858">
            <text:p>UL-858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2220.0">
            <text:p>2220.0</text:p>
          </table:table-cell>
          <table:table-cell office:value-type="float" office:value="86.0">
            <text:p>86.0</text:p>
          </table:table-cell>
          <table:table-cell office:value-type="string" office:value="mesodesma arctatum">
            <text:p>mesodesma arctatum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6.5">
            <text:p>6.5</text:p>
          </table:table-cell>
          <table:table-cell office:value-type="float" office:value="3.8">
            <text:p>3.8</text:p>
          </table:table-cell>
          <table:table-cell office:value-type="float" office:value="3.8">
            <text:p>3.8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860">
            <text:p>UL-860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11110.0">
            <text:p>11110.0</text:p>
          </table:table-cell>
          <table:table-cell office:value-type="float" office:value="121.0">
            <text:p>121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46.0">
            <text:p>46.0</text:p>
          </table:table-cell>
          <table:table-cell office:value-type="float" office:value="2.4">
            <text:p>2.4</text:p>
          </table:table-cell>
          <table:table-cell office:value-type="float" office:value="2.4">
            <text:p>2.4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861">
            <text:p>UL-861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9890.0">
            <text:p>9890.0</text:p>
          </table:table-cell>
          <table:table-cell office:value-type="float" office:value="112.0">
            <text:p>112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24.0">
            <text:p>24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180">
            <text:p>UL-180</text:p>
          </table:table-cell>
          <table:table-cell office:value-type="float" office:value="47.85">
            <text:p>47.85</text:p>
          </table:table-cell>
          <table:table-cell office:value-type="float" office:value="-69.54">
            <text:p>-69.54</text:p>
          </table:table-cell>
          <table:table-cell office:value-type="float" office:value="6070.0">
            <text:p>6070.0</text:p>
          </table:table-cell>
          <table:table-cell office:value-type="float" office:value="103.0">
            <text:p>103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3.3">
            <text:p>3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Dionne1990,VacchiEtal2018">
            <text:p>Dionne1990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180b">
            <text:p>UL-180b</text:p>
          </table:table-cell>
          <table:table-cell office:value-type="float" office:value="47.85">
            <text:p>47.85</text:p>
          </table:table-cell>
          <table:table-cell office:value-type="float" office:value="-69.54">
            <text:p>-69.54</text:p>
          </table:table-cell>
          <table:table-cell office:value-type="float" office:value="6000.0">
            <text:p>6000.0</text:p>
          </table:table-cell>
          <table:table-cell office:value-type="float" office:value="103.0">
            <text:p>103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3.3">
            <text:p>3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Dionne1990,VacchiEtal2018">
            <text:p>Dionne1990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1824">
            <text:p>UL-1824</text:p>
          </table:table-cell>
          <table:table-cell office:value-type="float" office:value="48.36">
            <text:p>48.36</text:p>
          </table:table-cell>
          <table:table-cell office:value-type="float" office:value="-68.76">
            <text:p>-68.76</text:p>
          </table:table-cell>
          <table:table-cell office:value-type="float" office:value="6700.0">
            <text:p>6700.0</text:p>
          </table:table-cell>
          <table:table-cell office:value-type="float" office:value="94.0">
            <text:p>94.0</text:p>
          </table:table-cell>
          <table:table-cell office:value-type="string" office:value="wood, intertidal sed">
            <text:p>wood, intertidal se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2001,VacchiEtal2018">
            <text:p>Dionne2001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884">
            <text:p>UL-884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10570.0">
            <text:p>10570.0</text:p>
          </table:table-cell>
          <table:table-cell office:value-type="float" office:value="121.0">
            <text:p>121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38.0">
            <text:p>38.0</text:p>
          </table:table-cell>
          <table:table-cell office:value-type="float" office:value="2.0">
            <text:p>2.0</text:p>
          </table:table-cell>
          <table:table-cell office:value-type="float" office:value="2.0">
            <text:p>2.0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31627">
            <text:p>BETA-31627</text:p>
          </table:table-cell>
          <table:table-cell office:value-type="float" office:value="47.85">
            <text:p>47.85</text:p>
          </table:table-cell>
          <table:table-cell office:value-type="float" office:value="-69.54">
            <text:p>-69.54</text:p>
          </table:table-cell>
          <table:table-cell office:value-type="float" office:value="710.0">
            <text:p>710.0</text:p>
          </table:table-cell>
          <table:table-cell office:value-type="float" office:value="60.0">
            <text:p>6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2.2">
            <text:p>2.2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1990,VacchiEtal2018">
            <text:p>Dionne1990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31078">
            <text:p>BETA-31078</text:p>
          </table:table-cell>
          <table:table-cell office:value-type="float" office:value="47.85">
            <text:p>47.85</text:p>
          </table:table-cell>
          <table:table-cell office:value-type="float" office:value="-69.54">
            <text:p>-69.54</text:p>
          </table:table-cell>
          <table:table-cell office:value-type="float" office:value="920.0">
            <text:p>920.0</text:p>
          </table:table-cell>
          <table:table-cell office:value-type="float" office:value="110.0">
            <text:p>110.0</text:p>
          </table:table-cell>
          <table:table-cell office:value-type="string" office:value="pelycipodes">
            <text:p>pelycipode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3.3">
            <text:p>3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Dionne1990,VacchiEtal2018">
            <text:p>Dionne1990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874">
            <text:p>UL-874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4280.0">
            <text:p>4280.0</text:p>
          </table:table-cell>
          <table:table-cell office:value-type="float" office:value="94.0">
            <text:p>94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9">
            <text:p>3.9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28297">
            <text:p>BETA-28297</text:p>
          </table:table-cell>
          <table:table-cell office:value-type="float" office:value="48.32">
            <text:p>48.32</text:p>
          </table:table-cell>
          <table:table-cell office:value-type="float" office:value="-68.86">
            <text:p>-68.86</text:p>
          </table:table-cell>
          <table:table-cell office:value-type="float" office:value="10680.0">
            <text:p>10680.0</text:p>
          </table:table-cell>
          <table:table-cell office:value-type="float" office:value="90.0">
            <text:p>90.0</text:p>
          </table:table-cell>
          <table:table-cell office:value-type="string" office:value="h. artica, m. balthica">
            <text:p>h. artica, m. balthic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67.9">
            <text:p>67.9</text:p>
          </table:table-cell>
          <table:table-cell office:value-type="float" office:value="4.4">
            <text:p>4.4</text:p>
          </table:table-cell>
          <table:table-cell office:value-type="float" office:value="4.4">
            <text:p>4.4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589">
            <text:p>UL-589</text:p>
          </table:table-cell>
          <table:table-cell office:value-type="float" office:value="48.01">
            <text:p>48.01</text:p>
          </table:table-cell>
          <table:table-cell office:value-type="float" office:value="-69.34">
            <text:p>-69.34</text:p>
          </table:table-cell>
          <table:table-cell office:value-type="float" office:value="840.0">
            <text:p>840.0</text:p>
          </table:table-cell>
          <table:table-cell office:value-type="float" office:value="50.0">
            <text:p>5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Dionne1999,VacchiEtal2018">
            <text:p>Dionne1999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1914">
            <text:p>UL-1914</text:p>
          </table:table-cell>
          <table:table-cell office:value-type="float" office:value="48.36">
            <text:p>48.36</text:p>
          </table:table-cell>
          <table:table-cell office:value-type="float" office:value="-68.76">
            <text:p>-68.76</text:p>
          </table:table-cell>
          <table:table-cell office:value-type="float" office:value="6410.0">
            <text:p>6410.0</text:p>
          </table:table-cell>
          <table:table-cell office:value-type="float" office:value="94.0">
            <text:p>94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2001,VacchiEtal2018">
            <text:p>Dionne2001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1947">
            <text:p>UL-1947</text:p>
          </table:table-cell>
          <table:table-cell office:value-type="float" office:value="48.36">
            <text:p>48.36</text:p>
          </table:table-cell>
          <table:table-cell office:value-type="float" office:value="-68.76">
            <text:p>-68.76</text:p>
          </table:table-cell>
          <table:table-cell office:value-type="float" office:value="2970.0">
            <text:p>2970.0</text:p>
          </table:table-cell>
          <table:table-cell office:value-type="float" office:value="103.0">
            <text:p>103.0</text:p>
          </table:table-cell>
          <table:table-cell office:value-type="string" office:value="macoma balthica">
            <text:p>macoma balthic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6.2">
            <text:p>6.2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2001,VacchiEtal2018">
            <text:p>Dionne2001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27209">
            <text:p>BETA-27209</text:p>
          </table:table-cell>
          <table:table-cell office:value-type="float" office:value="48.32">
            <text:p>48.32</text:p>
          </table:table-cell>
          <table:table-cell office:value-type="float" office:value="-68.85">
            <text:p>-68.85</text:p>
          </table:table-cell>
          <table:table-cell office:value-type="float" office:value="9870.0">
            <text:p>9870.0</text:p>
          </table:table-cell>
          <table:table-cell office:value-type="float" office:value="90.0">
            <text:p>90.0</text:p>
          </table:table-cell>
          <table:table-cell office:value-type="string" office:value="balanus crenatus">
            <text:p>balanus crenatu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9.0">
            <text:p>9.0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Dionne2005,VacchiEtal2018">
            <text:p>Dionne200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26499">
            <text:p>BETA-26499</text:p>
          </table:table-cell>
          <table:table-cell office:value-type="float" office:value="48.01">
            <text:p>48.01</text:p>
          </table:table-cell>
          <table:table-cell office:value-type="float" office:value="-69.34">
            <text:p>-69.34</text:p>
          </table:table-cell>
          <table:table-cell office:value-type="float" office:value="1410.0">
            <text:p>1410.0</text:p>
          </table:table-cell>
          <table:table-cell office:value-type="float" office:value="95.0">
            <text:p>95.0</text:p>
          </table:table-cell>
          <table:table-cell office:value-type="string" office:value="plant remains">
            <text:p>plant remain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2.0">
            <text:p>2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Dionne1999,VacchiEtal2018">
            <text:p>Dionne1999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2017">
            <text:p>UL-2017</text:p>
          </table:table-cell>
          <table:table-cell office:value-type="float" office:value="48.36">
            <text:p>48.36</text:p>
          </table:table-cell>
          <table:table-cell office:value-type="float" office:value="-68.76">
            <text:p>-68.76</text:p>
          </table:table-cell>
          <table:table-cell office:value-type="float" office:value="6450.0">
            <text:p>6450.0</text:p>
          </table:table-cell>
          <table:table-cell office:value-type="float" office:value="121.0">
            <text:p>121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2001,VacchiEtal2018">
            <text:p>Dionne2001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2018">
            <text:p>UL-2018</text:p>
          </table:table-cell>
          <table:table-cell office:value-type="float" office:value="48.36">
            <text:p>48.36</text:p>
          </table:table-cell>
          <table:table-cell office:value-type="float" office:value="-68.76">
            <text:p>-68.76</text:p>
          </table:table-cell>
          <table:table-cell office:value-type="float" office:value="6510.0">
            <text:p>6510.0</text:p>
          </table:table-cell>
          <table:table-cell office:value-type="float" office:value="94.0">
            <text:p>94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1.4">
            <text:p>1.4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2001,VacchiEtal2018">
            <text:p>Dionne2001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2035">
            <text:p>UL-2035</text:p>
          </table:table-cell>
          <table:table-cell office:value-type="float" office:value="48.32">
            <text:p>48.32</text:p>
          </table:table-cell>
          <table:table-cell office:value-type="float" office:value="-68.86">
            <text:p>-68.86</text:p>
          </table:table-cell>
          <table:table-cell office:value-type="float" office:value="7000.0">
            <text:p>7000.0</text:p>
          </table:table-cell>
          <table:table-cell office:value-type="float" office:value="121.0">
            <text:p>121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0.7">
            <text:p>0.7</text:p>
          </table:table-cell>
          <table:table-cell office:value-type="float" office:value="0.9">
            <text:p>0.9</text:p>
          </table:table-cell>
          <table:table-cell office:value-type="float" office:value="0.9">
            <text:p>0.9</text:p>
          </table:table-cell>
          <table:table-cell office:value-type="string" office:value="Dionne2001,VacchiEtal2018">
            <text:p>Dionne2001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25788">
            <text:p>BETA-25788</text:p>
          </table:table-cell>
          <table:table-cell office:value-type="float" office:value="47.85">
            <text:p>47.85</text:p>
          </table:table-cell>
          <table:table-cell office:value-type="float" office:value="-69.54">
            <text:p>-69.54</text:p>
          </table:table-cell>
          <table:table-cell office:value-type="float" office:value="5700.0">
            <text:p>5700.0</text:p>
          </table:table-cell>
          <table:table-cell office:value-type="float" office:value="90.0">
            <text:p>90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3.3">
            <text:p>3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Dionne1990,VacchiEtal2018">
            <text:p>Dionne1990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24669">
            <text:p>BETA-24669</text:p>
          </table:table-cell>
          <table:table-cell office:value-type="float" office:value="47.85">
            <text:p>47.85</text:p>
          </table:table-cell>
          <table:table-cell office:value-type="float" office:value="-69.54">
            <text:p>-69.54</text:p>
          </table:table-cell>
          <table:table-cell office:value-type="float" office:value="720.0">
            <text:p>720.0</text:p>
          </table:table-cell>
          <table:table-cell office:value-type="float" office:value="75.0">
            <text:p>75.0</text:p>
          </table:table-cell>
          <table:table-cell office:value-type="string" office:value="pelycipodes">
            <text:p>pelycipode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3.3">
            <text:p>3.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Dionne1990,VacchiEtal2018">
            <text:p>Dionne1990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1915">
            <text:p>UL-1915</text:p>
          </table:table-cell>
          <table:table-cell office:value-type="float" office:value="48.36">
            <text:p>48.36</text:p>
          </table:table-cell>
          <table:table-cell office:value-type="float" office:value="-68.76">
            <text:p>-68.76</text:p>
          </table:table-cell>
          <table:table-cell office:value-type="float" office:value="3090.0">
            <text:p>3090.0</text:p>
          </table:table-cell>
          <table:table-cell office:value-type="float" office:value="103.0">
            <text:p>103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6.2">
            <text:p>6.2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2001,VacchiEtal2018">
            <text:p>Dionne2001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UL-899">
            <text:p>UL-899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4290.0">
            <text:p>4290.0</text:p>
          </table:table-cell>
          <table:table-cell office:value-type="float" office:value="86.0">
            <text:p>86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4.4">
            <text:p>4.4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36757">
            <text:p>BETA-36757</text:p>
          </table:table-cell>
          <table:table-cell office:value-type="float" office:value="48.78">
            <text:p>48.78</text:p>
          </table:table-cell>
          <table:table-cell office:value-type="float" office:value="-67.71">
            <text:p>-67.71</text:p>
          </table:table-cell>
          <table:table-cell office:value-type="float" office:value="6980.0">
            <text:p>698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5.0">
            <text:p>25.0</text:p>
          </table:table-cell>
          <table:table-cell office:value-type="float" office:value="1.1">
            <text:p>1.1</text:p>
          </table:table-cell>
          <table:table-cell office:value-type="float" office:value="1.1">
            <text:p>1.1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51698">
            <text:p>BETA-51698</text:p>
          </table:table-cell>
          <table:table-cell office:value-type="float" office:value="48.38">
            <text:p>48.38</text:p>
          </table:table-cell>
          <table:table-cell office:value-type="float" office:value="-68.54">
            <text:p>-68.54</text:p>
          </table:table-cell>
          <table:table-cell office:value-type="float" office:value="10050.0">
            <text:p>10050.0</text:p>
          </table:table-cell>
          <table:table-cell office:value-type="float" office:value="103.0">
            <text:p>103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64.9">
            <text:p>64.9</text:p>
          </table:table-cell>
          <table:table-cell office:value-type="float" office:value="4.4">
            <text:p>4.4</text:p>
          </table:table-cell>
          <table:table-cell office:value-type="float" office:value="4.4">
            <text:p>4.4</text:p>
          </table:table-cell>
          <table:table-cell office:value-type="string" office:value="Hetu1994,VacchiEtal2018">
            <text:p>Hetu1994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51700">
            <text:p>BETA-51700</text:p>
          </table:table-cell>
          <table:table-cell office:value-type="float" office:value="48.38">
            <text:p>48.38</text:p>
          </table:table-cell>
          <table:table-cell office:value-type="float" office:value="-68.54">
            <text:p>-68.54</text:p>
          </table:table-cell>
          <table:table-cell office:value-type="float" office:value="9690.0">
            <text:p>9690.0</text:p>
          </table:table-cell>
          <table:table-cell office:value-type="float" office:value="103.0">
            <text:p>103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50.9">
            <text:p>50.9</text:p>
          </table:table-cell>
          <table:table-cell office:value-type="float" office:value="4.6">
            <text:p>4.6</text:p>
          </table:table-cell>
          <table:table-cell office:value-type="float" office:value="4.6">
            <text:p>4.6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51699">
            <text:p>BETA-51699</text:p>
          </table:table-cell>
          <table:table-cell office:value-type="float" office:value="48.38">
            <text:p>48.38</text:p>
          </table:table-cell>
          <table:table-cell office:value-type="float" office:value="-68.54">
            <text:p>-68.54</text:p>
          </table:table-cell>
          <table:table-cell office:value-type="float" office:value="9780.0">
            <text:p>9780.0</text:p>
          </table:table-cell>
          <table:table-cell office:value-type="float" office:value="103.0">
            <text:p>103.0</text:p>
          </table:table-cell>
          <table:table-cell office:value-type="string" office:value="mytilus edulis">
            <text:p>mytilus eduli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64.9">
            <text:p>64.9</text:p>
          </table:table-cell>
          <table:table-cell office:value-type="float" office:value="4.4">
            <text:p>4.4</text:p>
          </table:table-cell>
          <table:table-cell office:value-type="float" office:value="4.4">
            <text:p>4.4</text:p>
          </table:table-cell>
          <table:table-cell office:value-type="string" office:value="Hetu1994,VacchiEtal2018">
            <text:p>Hetu1994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58564">
            <text:p>BETA-58564</text:p>
          </table:table-cell>
          <table:table-cell office:value-type="float" office:value="48.35">
            <text:p>48.35</text:p>
          </table:table-cell>
          <table:table-cell office:value-type="float" office:value="-68.8">
            <text:p>-68.8</text:p>
          </table:table-cell>
          <table:table-cell office:value-type="float" office:value="11620.0">
            <text:p>11620.0</text:p>
          </table:table-cell>
          <table:table-cell office:value-type="float" office:value="158.0">
            <text:p>158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135.0">
            <text:p>135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Dionne2005,VacchiEtal2018">
            <text:p>Dionne200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GSC-1295">
            <text:p>GSC-1295</text:p>
          </table:table-cell>
          <table:table-cell office:value-type="float" office:value="47.54">
            <text:p>47.54</text:p>
          </table:table-cell>
          <table:table-cell office:value-type="float" office:value="-68.71">
            <text:p>-68.71</text:p>
          </table:table-cell>
          <table:table-cell office:value-type="float" office:value="11590.0">
            <text:p>11590.0</text:p>
          </table:table-cell>
          <table:table-cell office:value-type="float" office:value="94.0">
            <text:p>94.0</text:p>
          </table:table-cell>
          <table:table-cell office:value-type="string" office:value="b. hameri">
            <text:p>b. hameri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67.0">
            <text:p>67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BlakeLowdon1976,VacchiEtal2018">
            <text:p>BlakeLowdon1976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55212">
            <text:p>BETA-55212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4010.0">
            <text:p>401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5">
            <text:p>7.5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QU-108">
            <text:p>QU-108</text:p>
          </table:table-cell>
          <table:table-cell office:value-type="float" office:value="49.17">
            <text:p>49.17</text:p>
          </table:table-cell>
          <table:table-cell office:value-type="float" office:value="-66.33">
            <text:p>-66.33</text:p>
          </table:table-cell>
          <table:table-cell office:value-type="float" office:value="9620.0">
            <text:p>9620.0</text:p>
          </table:table-cell>
          <table:table-cell office:value-type="float" office:value="158.0">
            <text:p>158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21.0">
            <text:p>21.0</text:p>
          </table:table-cell>
          <table:table-cell office:value-type="float" office:value="3.6">
            <text:p>3.6</text:p>
          </table:table-cell>
          <table:table-cell office:value-type="float" office:value="3.6">
            <text:p>3.6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GSC-112">
            <text:p>GSC-112</text:p>
          </table:table-cell>
          <table:table-cell office:value-type="float" office:value="47.91">
            <text:p>47.91</text:p>
          </table:table-cell>
          <table:table-cell office:value-type="float" office:value="-69.5">
            <text:p>-69.5</text:p>
          </table:table-cell>
          <table:table-cell office:value-type="float" office:value="6970.0">
            <text:p>69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10.0">
            <text:p>10.0</text:p>
          </table:table-cell>
          <table:table-cell office:value-type="float" office:value="0.6">
            <text:p>0.6</text:p>
          </table:table-cell>
          <table:table-cell office:value-type="float" office:value="0.6">
            <text:p>0.6</text:p>
          </table:table-cell>
          <table:table-cell office:value-type="string" office:value="DyckFyles1963,VacchiEtal2018">
            <text:p>DyckFyles1963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QU-109">
            <text:p>QU-109</text:p>
          </table:table-cell>
          <table:table-cell office:value-type="float" office:value="49.17">
            <text:p>49.17</text:p>
          </table:table-cell>
          <table:table-cell office:value-type="float" office:value="-66.33">
            <text:p>-66.33</text:p>
          </table:table-cell>
          <table:table-cell office:value-type="float" office:value="9690.0">
            <text:p>9690.0</text:p>
          </table:table-cell>
          <table:table-cell office:value-type="float" office:value="187.0">
            <text:p>187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18.0">
            <text:p>18.0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GSC-102">
            <text:p>GSC-102</text:p>
          </table:table-cell>
          <table:table-cell office:value-type="float" office:value="48.13">
            <text:p>48.13</text:p>
          </table:table-cell>
          <table:table-cell office:value-type="float" office:value="-69.13">
            <text:p>-69.13</text:p>
          </table:table-cell>
          <table:table-cell office:value-type="float" office:value="13110.0">
            <text:p>13110.0</text:p>
          </table:table-cell>
          <table:table-cell office:value-type="float" office:value="177.0">
            <text:p>177.0</text:p>
          </table:table-cell>
          <table:table-cell office:value-type="string" office:value="portlandia arctica">
            <text:p>portlandia arctic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160.0">
            <text:p>160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DyckFyles1963,VacchiEtal2018">
            <text:p>DyckFyles1963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52525">
            <text:p>BETA-52525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7870.0">
            <text:p>787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3.9">
            <text:p>13.9</text:p>
          </table:table-cell>
          <table:table-cell office:value-type="float" office:value="1.6">
            <text:p>1.6</text:p>
          </table:table-cell>
          <table:table-cell office:value-type="float" office:value="1.6">
            <text:p>1.6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56331">
            <text:p>BETA-56331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4790.0">
            <text:p>4790.0</text:p>
          </table:table-cell>
          <table:table-cell office:value-type="float" office:value="100.0">
            <text:p>100.0</text:p>
          </table:table-cell>
          <table:table-cell office:value-type="string" office:value="sea shells">
            <text:p>sea shell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1.0">
            <text:p>1.0</text:p>
          </table:table-cell>
          <table:table-cell office:value-type="float" office:value="3.8">
            <text:p>3.8</text:p>
          </table:table-cell>
          <table:table-cell office:value-type="float" office:value="1.2">
            <text:p>1.2</text:p>
          </table:table-cell>
          <table:table-cell office:value-type="float" office:value="1.2">
            <text:p>1.2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55215">
            <text:p>BETA-55215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4000.0">
            <text:p>4000.0</text:p>
          </table:table-cell>
          <table:table-cell office:value-type="float" office:value="70.0">
            <text:p>7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5">
            <text:p>7.5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QU-152">
            <text:p>QU-152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2650.0">
            <text:p>2650.0</text:p>
          </table:table-cell>
          <table:table-cell office:value-type="float" office:value="121.0">
            <text:p>121.0</text:p>
          </table:table-cell>
          <table:table-cell office:value-type="string" office:value="mya sp">
            <text:p>mya sp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QU-270">
            <text:p>QU-270</text:p>
          </table:table-cell>
          <table:table-cell office:value-type="float" office:value="48.32">
            <text:p>48.32</text:p>
          </table:table-cell>
          <table:table-cell office:value-type="float" office:value="-68.85">
            <text:p>-68.85</text:p>
          </table:table-cell>
          <table:table-cell office:value-type="float" office:value="10220.0">
            <text:p>10220.0</text:p>
          </table:table-cell>
          <table:table-cell office:value-type="float" office:value="158.0">
            <text:p>158.0</text:p>
          </table:table-cell>
          <table:table-cell office:value-type="string" office:value="macoma calcarea">
            <text:p>macoma calcare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45.0">
            <text:p>45.0</text:p>
          </table:table-cell>
          <table:table-cell office:value-type="float" office:value="2.4">
            <text:p>2.4</text:p>
          </table:table-cell>
          <table:table-cell office:value-type="float" office:value="2.4">
            <text:p>2.4</text:p>
          </table:table-cell>
          <table:table-cell office:value-type="string" office:value="Locat1977,VacchiEtal2018">
            <text:p>Locat1977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QU-265">
            <text:p>QU-265</text:p>
          </table:table-cell>
          <table:table-cell office:value-type="float" office:value="48.73">
            <text:p>48.73</text:p>
          </table:table-cell>
          <table:table-cell office:value-type="float" office:value="-67.72">
            <text:p>-67.72</text:p>
          </table:table-cell>
          <table:table-cell office:value-type="float" office:value="2630.0">
            <text:p>2630.0</text:p>
          </table:table-cell>
          <table:table-cell office:value-type="float" office:value="149.0">
            <text:p>149.0</text:p>
          </table:table-cell>
          <table:table-cell office:value-type="string" office:value="mesodesma arctica">
            <text:p>mesodesma arctic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4.0">
            <text:p>4.0</text:p>
          </table:table-cell>
          <table:table-cell office:value-type="float" office:value="4.0">
            <text:p>4.0</text:p>
          </table:table-cell>
          <table:table-cell office:value-type="string" office:value="Locat1977,VacchiEtal2018">
            <text:p>Locat1977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56334">
            <text:p>BETA-56334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10410.0">
            <text:p>10410.0</text:p>
          </table:table-cell>
          <table:table-cell office:value-type="float" office:value="140.0">
            <text:p>14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48.0">
            <text:p>48.0</text:p>
          </table:table-cell>
          <table:table-cell office:value-type="float" office:value="4.2">
            <text:p>4.2</text:p>
          </table:table-cell>
          <table:table-cell office:value-type="float" office:value="4.2">
            <text:p>4.2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47286">
            <text:p>BETA-47286</text:p>
          </table:table-cell>
          <table:table-cell office:value-type="float" office:value="48.35">
            <text:p>48.35</text:p>
          </table:table-cell>
          <table:table-cell office:value-type="float" office:value="-68.8">
            <text:p>-68.8</text:p>
          </table:table-cell>
          <table:table-cell office:value-type="float" office:value="12640.0">
            <text:p>12640.0</text:p>
          </table:table-cell>
          <table:table-cell office:value-type="float" office:value="90.0">
            <text:p>9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140.0">
            <text:p>140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Dionne2005,VacchiEtal2018">
            <text:p>Dionne200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47978">
            <text:p>BETA-47978</text:p>
          </table:table-cell>
          <table:table-cell office:value-type="float" office:value="48.42">
            <text:p>48.42</text:p>
          </table:table-cell>
          <table:table-cell office:value-type="float" office:value="-68.52">
            <text:p>-68.52</text:p>
          </table:table-cell>
          <table:table-cell office:value-type="float" office:value="8150.0">
            <text:p>8150.0</text:p>
          </table:table-cell>
          <table:table-cell office:value-type="float" office:value="130.0">
            <text:p>130.0</text:p>
          </table:table-cell>
          <table:table-cell office:value-type="string" office:value="charcoal">
            <text:p>charcoal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85.0">
            <text:p>85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arington2003,VacchiEtal2018">
            <text:p>Harington2003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QU-146">
            <text:p>QU-146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2770.0">
            <text:p>2770.0</text:p>
          </table:table-cell>
          <table:table-cell office:value-type="float" office:value="103.0">
            <text:p>103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5.0">
            <text:p>5.0</text:p>
          </table:table-cell>
          <table:table-cell office:value-type="float" office:value="3.5">
            <text:p>3.5</text:p>
          </table:table-cell>
          <table:table-cell office:value-type="float" office:value="3.5">
            <text:p>3.5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56332">
            <text:p>BETA-56332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4910.0">
            <text:p>4910.0</text:p>
          </table:table-cell>
          <table:table-cell office:value-type="float" office:value="90.0">
            <text:p>90.0</text:p>
          </table:table-cell>
          <table:table-cell office:value-type="string" office:value="mya arenaria">
            <text:p>mya arenari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3.9">
            <text:p>3.9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48532">
            <text:p>BETA-48532</text:p>
          </table:table-cell>
          <table:table-cell office:value-type="float" office:value="48.32">
            <text:p>48.32</text:p>
          </table:table-cell>
          <table:table-cell office:value-type="float" office:value="-68.85">
            <text:p>-68.85</text:p>
          </table:table-cell>
          <table:table-cell office:value-type="float" office:value="12640.0">
            <text:p>12640.0</text:p>
          </table:table-cell>
          <table:table-cell office:value-type="float" office:value="90.0">
            <text:p>90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141.0">
            <text:p>141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Dionne2005,VacchiEtal2018">
            <text:p>Dionne200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69520">
            <text:p>BETA-69520</text:p>
          </table:table-cell>
          <table:table-cell office:value-type="float" office:value="48.42">
            <text:p>48.42</text:p>
          </table:table-cell>
          <table:table-cell office:value-type="float" office:value="-68.52">
            <text:p>-68.52</text:p>
          </table:table-cell>
          <table:table-cell office:value-type="float" office:value="6030.0">
            <text:p>603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0">
            <text:p>1.0</text:p>
          </table:table-cell>
          <table:table-cell office:value-type="float" office:value="24.0">
            <text:p>24.0</text:p>
          </table:table-cell>
          <table:table-cell office:value-type="float" office:value="1.4">
            <text:p>1.4</text:p>
          </table:table-cell>
          <table:table-cell office:value-type="float" office:value="1.4">
            <text:p>1.4</text:p>
          </table:table-cell>
          <table:table-cell office:value-type="string" office:value="Hetu1994,VacchiEtal2018">
            <text:p>Hetu1994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55214">
            <text:p>BETA-55214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3640.0">
            <text:p>3640.0</text:p>
          </table:table-cell>
          <table:table-cell office:value-type="float" office:value="60.0">
            <text:p>60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7.5">
            <text:p>7.5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Coll1995,VacchiEtal2018">
            <text:p>DionneColl1995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BETA-42949">
            <text:p>BETA-42949</text:p>
          </table:table-cell>
          <table:table-cell office:value-type="float" office:value="48.39">
            <text:p>48.39</text:p>
          </table:table-cell>
          <table:table-cell office:value-type="float" office:value="-68.43">
            <text:p>-68.43</text:p>
          </table:table-cell>
          <table:table-cell office:value-type="float" office:value="11990.0">
            <text:p>11990.0</text:p>
          </table:table-cell>
          <table:table-cell office:value-type="float" office:value="80.0">
            <text:p>80.0</text:p>
          </table:table-cell>
          <table:table-cell office:value-type="string" office:value="hiatella artica">
            <text:p>hiatella artica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-1.0">
            <text:p>-1.0</text:p>
          </table:table-cell>
          <table:table-cell office:value-type="float" office:value="120.0">
            <text:p>120.0</text:p>
          </table:table-cell>
          <table:table-cell office:value-type="float" office:value="2.6">
            <text:p>2.6</text:p>
          </table:table-cell>
          <table:table-cell office:value-type="float" office:value="2.6">
            <text:p>2.6</text:p>
          </table:table-cell>
          <table:table-cell office:value-type="string" office:value="Hetu1994,VacchiEtal2018">
            <text:p>Hetu1994,VacchiEtal2018</text:p>
          </table:table-cell>
        </table:table-row>
        <table:table-row>
          <table:table-cell office:value-type="string" office:value="Rimouski">
            <text:p>Rimouski</text:p>
          </table:table-cell>
          <table:table-cell office:value-type="string" office:value="radiocarbon">
            <text:p>radiocarbon</text:p>
          </table:table-cell>
          <table:table-cell office:value-type="string" office:value="TO-4305">
            <text:p>TO-4305</text:p>
          </table:table-cell>
          <table:table-cell office:value-type="float" office:value="48.85">
            <text:p>48.85</text:p>
          </table:table-cell>
          <table:table-cell office:value-type="float" office:value="-67.54">
            <text:p>-67.54</text:p>
          </table:table-cell>
          <table:table-cell office:value-type="float" office:value="2250.0">
            <text:p>2250.0</text:p>
          </table:table-cell>
          <table:table-cell office:value-type="float" office:value="40.0">
            <text:p>40.0</text:p>
          </table:table-cell>
          <table:table-cell office:value-type="string" office:value="mesodesma arctatum">
            <text:p>mesodesma arctatum</text:p>
          </table:table-cell>
          <table:table-cell office:value-type="string" office:value="marine">
            <text:p>marine</text:p>
          </table:table-cell>
          <table:table-cell office:value-type="float" office:value="61.0">
            <text:p>61.0</text:p>
          </table:table-cell>
          <table:table-cell office:value-type="float" office:value="89.0">
            <text:p>89.0</text:p>
          </table:table-cell>
          <table:table-cell office:value-type="float" office:value="0.0">
            <text:p/>
          </table:table-cell>
          <table:table-cell office:value-type="float" office:value="6.5">
            <text:p>6.5</text:p>
          </table:table-cell>
          <table:table-cell office:value-type="float" office:value="1.7">
            <text:p>1.7</text:p>
          </table:table-cell>
          <table:table-cell office:value-type="float" office:value="1.7">
            <text:p>1.7</text:p>
          </table:table-cell>
          <table:table-cell office:value-type="string" office:value="DionneColl1995,VacchiEtal2018">
            <text:p>DionneColl1995,Vacchi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